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7a343" officeooo:paragraph-rsid="0017a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y biznesow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arinios </meta:initial-creator>
    <meta:creation-date>2015-01-08T00:40:40.913909442</meta:creation-date>
    <dc:date>2015-01-08T00:41:14.538265865</dc:date>
    <dc:creator>kanarinios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4.1.3.2$Linux_x86 LibreOffice_project/410m0$Build-2</meta:generator>
  </office:meta>
</office:document-meta>
</file>